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 Cyr" svg:font-family="'Times New Roman Cyr', 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orphans="2" fo:widows="2" style:page-number="auto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style:font-name="Times New Roman Cyr" fo:font-size="13pt" fo:letter-spacing="normal" fo:font-style="normal" fo:font-weight="normal" style:font-size-asian="13pt" style:font-style-asian="normal" style:font-weight-asian="normal"/>
    </style:style>
    <style:style style:name="T3" style:family="text">
      <style:text-properties fo:font-variant="normal" fo:text-transform="none" fo:color="#000000" style:font-name="Times New Roman Cyr" fo:font-size="13pt" fo:letter-spacing="normal" fo:font-style="normal" fo:font-weight="normal" style:font-size-asian="13pt" style:font-style-asian="normal" style:font-weight-asian="normal"/>
    </style:style>
    <style:style style:name="T4" style:family="text">
      <style:text-properties style:font-name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Верю</text:span><text:span text:style-name="T2"> </text:span><text:span text:style-name="T2">я</text:span><text:span text:style-name="T2"> </text:span><text:span text:style-name="T2">что</text:span><text:span text:style-name="T2"> </text:span><text:span text:style-name="T2">в</text:span><text:span text:style-name="T2"> </text:span><text:span text:style-name="T2">Новый</text:span><text:span text:style-name="T2"> </text:span><text:span text:style-name="T2">год</text:span><text:span text:style-name="T2"><text:line-break/></text:span><text:span text:style-name="T2">В</text:span><text:span text:style-name="T2"> </text:span><text:span text:style-name="T2">пасмурный</text:span><text:span text:style-name="T2"> </text:span><text:span text:style-name="T2">холодный</text:span><text:span text:style-name="T2"> </text:span><text:span text:style-name="T2">вечер</text:span><text:span text:style-name="T2"> <text:line-break/></text:span><text:span text:style-name="T2">Счастье</text:span><text:span text:style-name="T2"> </text:span><text:span text:style-name="T2">вдруг</text:span><text:span text:style-name="T2"> </text:span><text:span text:style-name="T2">ко</text:span><text:span text:style-name="T2"> </text:span><text:span text:style-name="T2">мне</text:span><text:span text:style-name="T2"> </text:span><text:span text:style-name="T2">придет</text:span><text:span text:style-name="T2"><text:line-break/></text:span><text:span text:style-name="T2">И</text:span><text:span text:style-name="T2"> </text:span><text:span text:style-name="T2">любовь</text:span><text:span text:style-name="T2"> </text:span><text:span text:style-name="T2">свою</text:span><text:span text:style-name="T2"> </text:span><text:span text:style-name="T2">я</text:span><text:span text:style-name="T2"> </text:span><text:span text:style-name="T2">встречу</text:span><text:span text:style-name="T2"><text:line-break/>("</text:span><text:span text:style-name="T2">Падают</text:span><text:span text:style-name="T2"> </text:span><text:span text:style-name="T2">снежинки</text:span><text:span text:style-name="T2">")<text:line-break/></text:span><text:span text:style-name="T2">Сегодня</text:span><text:span text:style-name="T2"> </text:span><text:span text:style-name="T2">Сочельник</text:span><text:span text:style-name="T2">. </text:span><text:span text:style-name="T2">Улицы</text:span><text:span text:style-name="T2"> </text:span><text:span text:style-name="T2">нарядные</text:span><text:span text:style-name="T2">, </text:span><text:span text:style-name="T2">из</text:span><text:span text:style-name="T2"> </text:span><text:span text:style-name="T2">всех</text:span><text:span text:style-name="T2"> </text:span><text:span text:style-name="T2">окон</text:span><text:span text:style-name="T2"> </text:span><text:span text:style-name="T2">льются</text:span><text:span text:style-name="T2"> </text:span><text:span text:style-name="T2">музыка</text:span><text:span text:style-name="T2"> </text:span><text:span text:style-name="T2">и</text:span><text:span text:style-name="T2"> </text:span><text:span text:style-name="T2">свет</text:span><text:span text:style-name="T2">. </text:span><text:span text:style-name="T2">В</text:span><text:span text:style-name="T2"> </text:span><text:span text:style-name="T2">одной</text:span><text:span text:style-name="T2"> </text:span><text:span text:style-name="T2">уютной</text:span><text:span text:style-name="T2"> </text:span><text:span text:style-name="T2">квартирке</text:span><text:span text:style-name="T2"> </text:span><text:span text:style-name="T2">сидит</text:span><text:span text:style-name="T2"> </text:span><text:span text:style-name="T2">симпатичная</text:span><text:span text:style-name="T2"> </text:span><text:span text:style-name="T2">девушка</text:span><text:span text:style-name="T2"> </text:span><text:span text:style-name="T2">Аня</text:span><text:span text:style-name="T2"> </text:span><text:span text:style-name="T2">и</text:span><text:span text:style-name="T2"> </text:span><text:span text:style-name="T2">разбирает</text:span><text:span text:style-name="T2"> </text:span><text:span text:style-name="T2">подарки</text:span><text:span text:style-name="T2"> </text:span><text:span text:style-name="T2">от</text:span><text:span text:style-name="T2"> </text:span><text:span text:style-name="T2">родителей</text:span><text:span text:style-name="T2">. </text:span><text:span text:style-name="T2">Она</text:span><text:span text:style-name="T2"> </text:span><text:span text:style-name="T2">с</text:span><text:span text:style-name="T2"> </text:span><text:span text:style-name="T2">возрастающим</text:span><text:span text:style-name="T2"> </text:span><text:span text:style-name="T2">волнением</text:span><text:span text:style-name="T2"> </text:span><text:span text:style-name="T2">смотрит</text:span><text:span text:style-name="T2"> </text:span><text:span text:style-name="T2">на</text:span><text:span text:style-name="T2"> </text:span><text:span text:style-name="T2">часы</text:span><text:span text:style-name="T2">, </text:span><text:span text:style-name="T2">ведь</text:span><text:span text:style-name="T2"> </text:span><text:span text:style-name="T2">ровно</text:span><text:span text:style-name="T2"> </text:span><text:span text:style-name="T2">в</text:span><text:span text:style-name="T2"> 11 </text:span><text:span text:style-name="T2">Он</text:span><text:span text:style-name="T2">, </text:span><text:span text:style-name="T2">ее</text:span><text:span text:style-name="T2"> </text:span><text:span text:style-name="T2">Сереженька</text:span><text:span text:style-name="T2"> </text:span><text:span text:style-name="T2">обещал</text:span><text:span text:style-name="T2"> </text:span><text:span text:style-name="T2">зайти</text:span><text:span text:style-name="T2"> </text:span><text:span text:style-name="T2">за</text:span><text:span text:style-name="T2"> </text:span><text:span text:style-name="T2">ней</text:span><text:span text:style-name="T2">. </text:span><text:span text:style-name="T2">Без</text:span><text:span text:style-name="T2"> </text:span><text:span text:style-name="T2">пяти</text:span><text:span text:style-name="T2"> 11 </text:span><text:span text:style-name="T2">она</text:span><text:span text:style-name="T2"> </text:span><text:span text:style-name="T2">уже</text:span><text:span text:style-name="T2"> </text:span><text:span text:style-name="T2">стояла</text:span><text:span text:style-name="T2"> </text:span><text:span text:style-name="T2">на</text:span><text:span text:style-name="T2"> </text:span><text:span text:style-name="T2">улице</text:span><text:span text:style-name="T2">.   </text:span><text:span text:style-name="T2">А</text:span><text:span text:style-name="T2"> </text:span><text:span text:style-name="T2">вот</text:span><text:span text:style-name="T2"> </text:span><text:span text:style-name="T2">и</text:span><text:span text:style-name="T2"> </text:span><text:span text:style-name="T2">знакомое</text:span><text:span text:style-name="T2"> </text:span><text:span text:style-name="T2">лицо</text:span><text:span text:style-name="T2">. </text:span><text:span text:style-name="T2">Сережа</text:span><text:span text:style-name="T2"> </text:span><text:span text:style-name="T2">с</text:span><text:span text:style-name="T2"> </text:span><text:span text:style-name="T2">виноватым</text:span><text:span text:style-name="T2"> </text:span><text:span text:style-name="T2">видом</text:span><text:span text:style-name="T2"> </text:span><text:span text:style-name="T2">подошел</text:span><text:span text:style-name="T2"> </text:span><text:span text:style-name="T2">к</text:span><text:span text:style-name="T2"> </text:span><text:span text:style-name="T2">ней</text:span><text:span text:style-name="T2"> </text:span><text:span text:style-name="T2">и</text:span><text:span text:style-name="T2"> </text:span><text:span text:style-name="T2">сказал</text:span><text:span text:style-name="T2">:<text:line-break/>-</text:span><text:span text:style-name="T2">Между</text:span><text:span text:style-name="T2"> </text:span><text:span text:style-name="T2">нами</text:span><text:span text:style-name="T2"> </text:span><text:span text:style-name="T2">больше</text:span><text:span text:style-name="T2"> </text:span><text:span text:style-name="T2">ничего</text:span><text:span text:style-name="T2"> </text:span><text:span text:style-name="T2">нет</text:span><text:span text:style-name="T2"> </text:span><text:span text:style-name="T2">и</text:span><text:span text:style-name="T2"> </text:span><text:span text:style-name="T2">не</text:span><text:span text:style-name="T2"> </text:span><text:span text:style-name="T2">будет</text:span><text:span text:style-name="T2">, </text:span><text:span text:style-name="T2">потому</text:span><text:span text:style-name="T2"> </text:span><text:span text:style-name="T2">что</text:span><text:span text:style-name="T2"> </text:span><text:span text:style-name="T2">я</text:span><text:span text:style-name="T2"> </text:span><text:span text:style-name="T2">встретил</text:span><text:span text:style-name="T2"> </text:span><text:span text:style-name="T2">другую</text:span><text:span text:style-name="T2">. </text:span><text:span text:style-name="T2">Прощай</text:span><text:span text:style-name="T2">. <text:line-break/></text:span><text:span text:style-name="T2">Аня</text:span><text:span text:style-name="T2"> </text:span><text:span text:style-name="T2">мужественно</text:span><text:span text:style-name="T2"> </text:span><text:span text:style-name="T2">выдержала</text:span><text:span text:style-name="T2"> </text:span><text:span text:style-name="T2">эти</text:span><text:span text:style-name="T2"> </text:span><text:span text:style-name="T2">слова</text:span><text:span text:style-name="T2">. </text:span><text:span text:style-name="T2">Она</text:span><text:span text:style-name="T2"> </text:span><text:span text:style-name="T2">продолжала</text:span><text:span text:style-name="T2"> </text:span><text:span text:style-name="T2">улыбаться</text:span><text:span text:style-name="T2"> </text:span><text:span text:style-name="T2">его</text:span><text:span text:style-name="T2"> </text:span><text:span text:style-name="T2">любимой</text:span><text:span text:style-name="T2"> </text:span><text:span text:style-name="T2">улыбкой</text:span><text:span text:style-name="T2"> </text:span><text:span text:style-name="T2">и</text:span><text:span text:style-name="T2"> </text:span><text:span text:style-name="T2">ответила</text:span><text:span text:style-name="T2">: <text:line-break/>-</text:span><text:span text:style-name="T2">Ну</text:span><text:span text:style-name="T2"> </text:span><text:span text:style-name="T2">что</text:span><text:span text:style-name="T2"> </text:span><text:span text:style-name="T2">же</text:span><text:span text:style-name="T2">, </text:span><text:span text:style-name="T2">если</text:span><text:span text:style-name="T2"> </text:span><text:span text:style-name="T2">ты</text:span><text:span text:style-name="T2"> </text:span><text:span text:style-name="T2">уверен</text:span><text:span text:style-name="T2">, </text:span><text:span text:style-name="T2">что</text:span><text:span text:style-name="T2"> </text:span><text:span text:style-name="T2">будешь</text:span><text:span text:style-name="T2"> </text:span><text:span text:style-name="T2">с</text:span><text:span text:style-name="T2"> </text:span><text:span text:style-name="T2">ней</text:span><text:span text:style-name="T2"> </text:span><text:span text:style-name="T2">счастлив</text:span><text:span text:style-name="T2">, </text:span><text:span text:style-name="T2">то</text:span><text:span text:style-name="T2"> </text:span><text:span text:style-name="T2">я</text:span><text:span text:style-name="T2"> </text:span><text:span text:style-name="T2">тебя</text:span><text:span text:style-name="T2"> </text:span><text:span text:style-name="T2">отпускаю</text:span><text:span text:style-name="T2">. </text:span><text:span text:style-name="T2">И</text:span><text:span text:style-name="T2"> </text:span><text:span text:style-name="T2">она</text:span><text:span text:style-name="T2"> </text:span><text:span text:style-name="T2">с</text:span><text:span text:style-name="T2"> </text:span><text:span text:style-name="T2">усилием</text:span><text:span text:style-name="T2"> </text:span><text:span text:style-name="T2">протянула</text:span><text:span text:style-name="T2"> </text:span><text:span text:style-name="T2">ему</text:span><text:span text:style-name="T2"> </text:span><text:span text:style-name="T2">руку</text:span><text:span text:style-name="T2">, </text:span><text:span text:style-name="T2">не</text:span><text:span text:style-name="T2"> </text:span><text:span text:style-name="T2">стирая</text:span><text:span text:style-name="T2"> </text:span><text:span text:style-name="T2">с</text:span><text:span text:style-name="T2"> </text:span><text:span text:style-name="T2">лица</text:span><text:span text:style-name="T2">   </text:span><text:span text:style-name="T2">улыбки</text:span><text:span text:style-name="T2">. </text:span><text:span text:style-name="T2">Он</text:span><text:span text:style-name="T2"> </text:span><text:span text:style-name="T2">легонько</text:span><text:span text:style-name="T2"> </text:span><text:span text:style-name="T2">и</text:span><text:span text:style-name="T2"> </text:span><text:span text:style-name="T2">быстро</text:span><text:span text:style-name="T2"> </text:span><text:span text:style-name="T2">пожал</text:span><text:span text:style-name="T2"> </text:span><text:span text:style-name="T2">ее</text:span><text:span text:style-name="T2"> </text:span><text:span text:style-name="T2">и</text:span><text:span text:style-name="T2"> </text:span><text:span text:style-name="T2">скрылся</text:span><text:span text:style-name="T2">.   </text:span><text:span text:style-name="T2">Аня</text:span><text:span text:style-name="T2"> </text:span><text:span text:style-name="T2">смотрела</text:span><text:span text:style-name="T2"> </text:span><text:span text:style-name="T2">ему</text:span><text:span text:style-name="T2"> </text:span><text:span text:style-name="T2">вслед</text:span><text:span text:style-name="T2">, </text:span><text:span text:style-name="T2">а</text:span><text:span text:style-name="T2"> </text:span><text:span text:style-name="T2">потом</text:span><text:span text:style-name="T2"> </text:span><text:span text:style-name="T2">побрела</text:span><text:span text:style-name="T2"> </text:span><text:span text:style-name="T2">по</text:span><text:span text:style-name="T2"> </text:span><text:span text:style-name="T2">дороге</text:span><text:span text:style-name="T2">. «</text:span><text:span text:style-name="T2">Да</text:span><text:span text:style-name="T2"> </text:span><text:span text:style-name="T2">как</text:span><text:span text:style-name="T2"> </text:span><text:span text:style-name="T2">он</text:span><text:span text:style-name="T2"> </text:span><text:span text:style-name="T2">мог</text:span><text:span text:style-name="T2">!!! </text:span><text:span text:style-name="T2">Мы</text:span><text:span text:style-name="T2"> </text:span><text:span text:style-name="T2">знаем</text:span><text:span text:style-name="T2"> </text:span><text:span text:style-name="T2">друг</text:span><text:span text:style-name="T2"> </text:span><text:span text:style-name="T2">друга</text:span><text:span text:style-name="T2"> </text:span><text:span text:style-name="T2">уже</text:span><text:span text:style-name="T2"> 2 </text:span><text:span text:style-name="T2">года</text:span><text:span text:style-name="T2">! </text:span><text:span text:style-name="T2">Где</text:span><text:span text:style-name="T2"> </text:span><text:span text:style-name="T2">он</text:span><text:span text:style-name="T2"> </text:span><text:span text:style-name="T2">нашел</text:span><text:span text:style-name="T2"> </text:span><text:span text:style-name="T2">ее</text:span><text:span text:style-name="T2">??? </text:span><text:span text:style-name="T2">Вот</text:span><text:span text:style-name="T2"> </text:span><text:span text:style-name="T2">так</text:span><text:span text:style-name="T2"> </text:span><text:span text:style-name="T2">подарочек</text:span><text:span text:style-name="T2"> </text:span><text:span text:style-name="T2">на</text:span><text:span text:style-name="T2"> </text:span><text:span text:style-name="T2">Новый</text:span><text:span text:style-name="T2"> </text:span><text:span text:style-name="T2">год</text:span><text:span text:style-name="T2">!!!» </text:span><text:span text:style-name="T2">И</text:span><text:span text:style-name="T2"> </text:span><text:span text:style-name="T2">вдруг</text:span><text:span text:style-name="T2"> </text:span><text:span text:style-name="T2">ее</text:span><text:span text:style-name="T2"> </text:span><text:span text:style-name="T2">голову</text:span><text:span text:style-name="T2"> </text:span><text:span text:style-name="T2">пронзила</text:span><text:span text:style-name="T2"> </text:span><text:span text:style-name="T2">шальная</text:span><text:span text:style-name="T2"> </text:span><text:span text:style-name="T2">мысль</text:span><text:span text:style-name="T2">. </text:span><text:span text:style-name="T2">Снег</text:span><text:span text:style-name="T2"> </text:span><text:span text:style-name="T2">выпал</text:span><text:span text:style-name="T2"> </text:span><text:span text:style-name="T2">недавно</text:span><text:span text:style-name="T2">, </text:span><text:span text:style-name="T2">река</text:span><text:span text:style-name="T2"> </text:span><text:span text:style-name="T2">не</text:span><text:span text:style-name="T2"> </text:span><text:span text:style-name="T2">успела</text:span><text:span text:style-name="T2"> </text:span><text:span text:style-name="T2">покрыться</text:span><text:span text:style-name="T2"> </text:span><text:span text:style-name="T2">льдом</text:span><text:span text:style-name="T2">, </text:span><text:span text:style-name="T2">правда</text:span><text:span text:style-name="T2"> </text:span><text:span text:style-name="T2">она</text:span><text:span text:style-name="T2"> </text:span><text:span text:style-name="T2">была</text:span><text:span text:style-name="T2"> </text:span><text:span text:style-name="T2">далеко</text:span><text:span text:style-name="T2">. «</text:span><text:span text:style-name="T2">Ну</text:span><text:span text:style-name="T2"> </text:span><text:span text:style-name="T2">и</text:span><text:span text:style-name="T2"> </text:span><text:span text:style-name="T2">что</text:span><text:span text:style-name="T2">!!! </text:span><text:span text:style-name="T2">Добегу</text:span><text:span text:style-name="T2">, </text:span><text:span text:style-name="T2">мне</text:span><text:span text:style-name="T2"> </text:span><text:span text:style-name="T2">все</text:span><text:span text:style-name="T2"> </text:span><text:span text:style-name="T2">равно</text:span><text:span text:style-name="T2">, </text:span><text:span text:style-name="T2">сколько</text:span><text:span text:style-name="T2"> </text:span><text:span text:style-name="T2">еще</text:span><text:span text:style-name="T2"> </text:span><text:span text:style-name="T2">жить</text:span><text:span text:style-name="T2">. </text:span><text:span text:style-name="T2">Наверное</text:span><text:span text:style-name="T2">, </text:span><text:span text:style-name="T2">всего</text:span><text:span text:style-name="T2"> </text:span><text:span text:style-name="T2">полчаса</text:span><text:span text:style-name="T2">... </text:span><text:span text:style-name="T2">Прощайте</text:span><text:span text:style-name="T2"> </text:span><text:span text:style-name="T2">все</text:span><text:span text:style-name="T2">!!!» </text:span><text:span text:style-name="T2">Пока</text:span><text:span text:style-name="T2"> </text:span><text:span text:style-name="T2">Аня</text:span><text:span text:style-name="T2"> </text:span><text:span text:style-name="T2">бежала</text:span><text:span text:style-name="T2"> </text:span><text:span text:style-name="T2">ее</text:span><text:span text:style-name="T2"> </text:span><text:span text:style-name="T2">мысли</text:span><text:span text:style-name="T2"> </text:span><text:span text:style-name="T2">потихоньку</text:span><text:span text:style-name="T2"> </text:span><text:span text:style-name="T2">вставали</text:span><text:span text:style-name="T2"> </text:span><text:span text:style-name="T2">на</text:span><text:span text:style-name="T2"> </text:span><text:span text:style-name="T2">свои</text:span><text:span text:style-name="T2"> </text:span><text:span text:style-name="T2">места</text:span><text:span text:style-name="T2">, </text:span><text:span text:style-name="T2">но</text:span><text:span text:style-name="T2"> </text:span><text:span text:style-name="T2">она</text:span><text:span text:style-name="T2"> </text:span><text:span text:style-name="T2">этого</text:span><text:span text:style-name="T2"> </text:span><text:span text:style-name="T2">не</text:span><text:span text:style-name="T2"> </text:span><text:span text:style-name="T2">ощущала</text:span><text:span text:style-name="T2">. <text:line-break/>  </text:span><text:span text:style-name="T2">Вдруг</text:span><text:span text:style-name="T2">, </text:span><text:span text:style-name="T2">кто</text:span><text:span text:style-name="T2">-</text:span><text:span text:style-name="T2">то</text:span><text:span text:style-name="T2"> </text:span><text:span text:style-name="T2">схватил</text:span><text:span text:style-name="T2"> </text:span><text:span text:style-name="T2">ее</text:span><text:span text:style-name="T2">, </text:span><text:span text:style-name="T2">принуждая</text:span><text:span text:style-name="T2"> </text:span><text:span text:style-name="T2">остановиться</text:span><text:span text:style-name="T2"> </text:span><text:span text:style-name="T2">и</text:span><text:span text:style-name="T2"> </text:span><text:span text:style-name="T2">весело</text:span><text:span text:style-name="T2"> </text:span><text:span text:style-name="T2">и</text:span><text:span text:style-name="T2"> </text:span><text:span text:style-name="T2">ласково</text:span><text:span text:style-name="T2"> </text:span><text:span text:style-name="T2">спросил</text:span><text:span text:style-name="T2">: <text:line-break/>-</text:span><text:span text:style-name="T2">Почему</text:span><text:span text:style-name="T2"> </text:span><text:span text:style-name="T2">ты</text:span><text:span text:style-name="T2"> </text:span><text:span text:style-name="T2">плачешь</text:span><text:span text:style-name="T2">??? </text:span><text:span text:style-name="T2">Что</text:span><text:span text:style-name="T2"> </text:span><text:span text:style-name="T2">случилось</text:span><text:span text:style-name="T2">? </text:span><text:span text:style-name="T2">Новый</text:span><text:span text:style-name="T2"> </text:span><text:span text:style-name="T2">год</text:span><text:span text:style-name="T2"> </text:span><text:span text:style-name="T2">на</text:span><text:span text:style-name="T2"> </text:span><text:span text:style-name="T2">дворе</text:span><text:span text:style-name="T2">. <text:line-break/></text:span><text:span text:style-name="T2">Голос</text:span><text:span text:style-name="T2"> </text:span><text:span text:style-name="T2">показался</text:span><text:span text:style-name="T2"> </text:span><text:span text:style-name="T2">Ане</text:span><text:span text:style-name="T2"> </text:span><text:span text:style-name="T2">знакомым</text:span><text:span text:style-name="T2">, </text:span><text:span text:style-name="T2">и</text:span><text:span text:style-name="T2"> </text:span><text:span text:style-name="T2">она</text:span><text:span text:style-name="T2"> </text:span><text:span text:style-name="T2">обернулась</text:span><text:span text:style-name="T2">. </text:span><text:span text:style-name="T2">Это</text:span><text:span text:style-name="T2"> </text:span><text:span text:style-name="T2">был</text:span><text:span text:style-name="T2"> </text:span><text:span text:style-name="T2">симпатичный</text:span><text:span text:style-name="T2"> </text:span><text:span text:style-name="T2">одноклассник</text:span><text:span text:style-name="T2"> </text:span><text:span text:style-name="T2">Антон</text:span><text:span text:style-name="T2">. </text:span><text:span text:style-name="T2">Он</text:span><text:span text:style-name="T2"> </text:span><text:span text:style-name="T2">смотрел</text:span><text:span text:style-name="T2"> </text:span><text:span text:style-name="T2">на</text:span><text:span text:style-name="T2"> </text:span><text:span text:style-name="T2">нее</text:span><text:span text:style-name="T2"> </text:span><text:span text:style-name="T2">с</text:span><text:span text:style-name="T2"> </text:span><text:span text:style-name="T2">участием</text:span><text:span text:style-name="T2"> </text:span><text:span text:style-name="T2">и</text:span><text:span text:style-name="T2"> </text:span><text:span text:style-name="T2">она</text:span><text:span text:style-name="T2">, </text:span><text:span text:style-name="T2">глядя</text:span><text:span text:style-name="T2"> </text:span><text:span text:style-name="T2">на</text:span><text:span text:style-name="T2"> </text:span><text:span text:style-name="T2">него</text:span><text:span text:style-name="T2"> </text:span><text:span text:style-name="T2">глазами</text:span><text:span text:style-name="T2">, </text:span><text:span text:style-name="T2">полными</text:span><text:span text:style-name="T2"> </text:span><text:span text:style-name="T2">слез</text:span><text:span text:style-name="T2">, </text:span><text:span text:style-name="T2">спросила</text:span><text:span text:style-name="T2">: <text:line-break/>-</text:span><text:span text:style-name="T2">Да</text:span><text:span text:style-name="T2"> </text:span><text:span text:style-name="T2">разве</text:span><text:span text:style-name="T2"> </text:span><text:span text:style-name="T2">можно</text:span><text:span text:style-name="T2"> </text:span><text:span text:style-name="T2">быть</text:span><text:span text:style-name="T2"> </text:span><text:span text:style-name="T2">счастливой</text:span><text:span text:style-name="T2">, </text:span><text:span text:style-name="T2">когда</text:span><text:span text:style-name="T2">... <text:line-break/>-</text:span><text:span text:style-name="T2">Шшш</text:span><text:span text:style-name="T2">! </text:span><text:span text:style-name="T2">Не</text:span><text:span text:style-name="T2"> </text:span><text:span text:style-name="T2">надо</text:span><text:span text:style-name="T2">. </text:span><text:span text:style-name="T2">Я</text:span><text:span text:style-name="T2"> </text:span><text:span text:style-name="T2">все</text:span><text:span text:style-name="T2"> </text:span><text:span text:style-name="T2">видел</text:span><text:span text:style-name="T2"> - </text:span><text:span text:style-name="T2">он</text:span><text:span text:style-name="T2"> </text:span><text:span text:style-name="T2">взял</text:span><text:span text:style-name="T2"> </text:span><text:span text:style-name="T2">ее</text:span><text:span text:style-name="T2"> </text:span><text:span text:style-name="T2">за</text:span><text:span text:style-name="T2"> </text:span><text:span text:style-name="T2">руку</text:span><text:span text:style-name="T2"> </text:span><text:span text:style-name="T2">и</text:span><text:span text:style-name="T2"> </text:span><text:span text:style-name="T2">усадил</text:span><text:span text:style-name="T2"> </text:span><text:span text:style-name="T2">на</text:span><text:span text:style-name="T2"> </text:span><text:span text:style-name="T2">скамейку</text:span><text:span text:style-name="T2">, </text:span><text:span text:style-name="T2">пытаясь</text:span><text:span text:style-name="T2"> </text:span><text:span text:style-name="T2">успокоить</text:span><text:span text:style-name="T2">, - </text:span><text:span text:style-name="T2">я</text:span><text:span text:style-name="T2"> </text:span><text:span text:style-name="T2">пришел</text:span><text:span text:style-name="T2"> </text:span><text:span text:style-name="T2">посмотреть</text:span><text:span text:style-name="T2"> </text:span><text:span text:style-name="T2">на</text:span><text:span text:style-name="T2"> </text:span><text:span text:style-name="T2">тебя</text:span><text:span text:style-name="T2"> </text:span><text:span text:style-name="T2">и</text:span><text:span text:style-name="T2"> </text:span><text:span text:style-name="T2">все</text:span><text:span text:style-name="T2"> </text:span><text:span text:style-name="T2">видел</text:span><text:span text:style-name="T2">. </text:span><text:span text:style-name="T2">Он</text:span><text:span text:style-name="T2"> </text:span><text:span text:style-name="T2">негодяй</text:span><text:span text:style-name="T2"> </text:span><text:span text:style-name="T2">и</text:span><text:span text:style-name="T2"> </text:span><text:span text:style-name="T2">низкий</text:span><text:span text:style-name="T2"> </text:span><text:span text:style-name="T2">человек</text:span><text:span text:style-name="T2"> </text:span><text:span text:style-name="T2">и</text:span><text:span text:style-name="T2"> </text:span><text:span text:style-name="T2">не</text:span><text:span text:style-name="T2"> </text:span><text:span text:style-name="T2">стоит</text:span><text:span text:style-name="T2"> </text:span><text:span text:style-name="T2">даже</text:span><text:span text:style-name="T2"> </text:span><text:span text:style-name="T2">кончика</text:span><text:span text:style-name="T2"> </text:span><text:span text:style-name="T2">твоего</text:span><text:span text:style-name="T2"> </text:span><text:span text:style-name="T2">красивого</text:span><text:span text:style-name="T2"> </text:span><text:span text:style-name="T2">ноготочка</text:span><text:span text:style-name="T2"> </text:span><text:span text:style-name="T2">и</text:span><text:span text:style-name="T2"> </text:span><text:span text:style-name="T2">вообще</text:span><text:span text:style-name="T2">... <text:line-break/></text:span><text:span text:style-name="T2">Чем</text:span><text:span text:style-name="T2"> </text:span><text:span text:style-name="T2">больше</text:span><text:span text:style-name="T2">   </text:span><text:span text:style-name="T2">Антон</text:span><text:span text:style-name="T2"> </text:span><text:span text:style-name="T2">распалялся</text:span><text:span text:style-name="T2">, </text:span><text:span text:style-name="T2">тем</text:span><text:span text:style-name="T2"> </text:span><text:span text:style-name="T2">больше</text:span><text:span text:style-name="T2"> </text:span><text:span text:style-name="T2">Аня</text:span><text:span text:style-name="T2"> </text:span><text:span text:style-name="T2">успокаивалась</text:span><text:span text:style-name="T2"> </text:span><text:span text:style-name="T2">и</text:span><text:span text:style-name="T2"> </text:span><text:span text:style-name="T2">конце</text:span><text:span text:style-name="T2"> </text:span><text:span text:style-name="T2">концов</text:span><text:span text:style-name="T2"> </text:span><text:span text:style-name="T2">сказала</text:span><text:span text:style-name="T2">: <text:line-break/>- </text:span><text:span text:style-name="T2">Ну</text:span><text:span text:style-name="T2"> </text:span><text:span text:style-name="T2">хватит</text:span><text:span text:style-name="T2"> </text:span><text:span text:style-name="T2">уже</text:span><text:span text:style-name="T2"> </text:span><text:span text:style-name="T2">его</text:span><text:span text:style-name="T2"> </text:span><text:span text:style-name="T2">поносить</text:span><text:span text:style-name="T2">!!! <text:line-break/>-</text:span><text:span text:style-name="T2">Ты</text:span><text:span text:style-name="T2"> </text:span><text:span text:style-name="T2">его</text:span><text:span text:style-name="T2"> </text:span><text:span text:style-name="T2">еще</text:span><text:span text:style-name="T2"> </text:span><text:span text:style-name="T2">любишь</text:span><text:span text:style-name="T2">? <text:line-break/>-</text:span><text:span text:style-name="T2">Уже</text:span><text:span text:style-name="T2"> </text:span><text:span text:style-name="T2">нет</text:span><text:span text:style-name="T2">, </text:span><text:span text:style-name="T2">но</text:span><text:span text:style-name="T2"> </text:span><text:span text:style-name="T2">мы</text:span><text:span text:style-name="T2">   </text:span><text:span text:style-name="T2">остались</text:span><text:span text:style-name="T2"> </text:span><text:span text:style-name="T2">друзьями</text:span><text:span text:style-name="T2"> </text:span><text:span text:style-name="T2">и</text:span><text:span text:style-name="T2"> </text:span><text:span text:style-name="T2">это</text:span><text:span text:style-name="T2"> </text:span><text:span text:style-name="T2">не</text:span><text:span text:style-name="T2"> </text:span><text:span text:style-name="T2">дает</text:span><text:span text:style-name="T2"> </text:span><text:span text:style-name="T2">тебе</text:span><text:span text:style-name="T2"> </text:span><text:span text:style-name="T2">права</text:span><text:span text:style-name="T2"> </text:span><text:span text:style-name="T2">его</text:span><text:span text:style-name="T2"> </text:span><text:span text:style-name="T2">ругать</text:span><text:span text:style-name="T2">. <text:line-break/>-</text:span><text:span text:style-name="T2">Какая</text:span><text:span text:style-name="T2"> </text:span><text:span text:style-name="T2">ты</text:span><text:span text:style-name="T2"> </text:span><text:span text:style-name="T2">благородная</text:span><text:span text:style-name="T2">!- </text:span><text:span text:style-name="T2">восхитился</text:span><text:span text:style-name="T2"> </text:span><text:span text:style-name="T2">Антон</text:span><text:span text:style-name="T2"> - </text:span><text:span text:style-name="T2">я</text:span><text:span text:style-name="T2"> </text:span><text:span text:style-name="T2">бы</text:span><text:span text:style-name="T2"> </text:span><text:span text:style-name="T2">на</text:span><text:span text:style-name="T2"> </text:span><text:span text:style-name="T2">твоем</text:span><text:span text:style-name="T2"> </text:span><text:span text:style-name="T2">месте</text:span><text:span text:style-name="T2"> </text:span><text:span text:style-name="T2">перестал</text:span><text:span text:style-name="T2"> </text:span><text:span text:style-name="T2">бы</text:span><text:span text:style-name="T2"> </text:span><text:span text:style-name="T2">его</text:span><text:span text:style-name="T2"> </text:span><text:span text:style-name="T2">замечать</text:span><text:span text:style-name="T2">. </text:span><text:span text:style-name="T2">Аня</text:span><text:span text:style-name="T2"> </text:span><text:span text:style-name="T2">только</text:span><text:span text:style-name="T2"> </text:span><text:span text:style-name="T2">улыбнулась</text:span><text:span text:style-name="T2">. <text:line-break/>-</text:span><text:span text:style-name="T2">Пошли</text:span><text:span text:style-name="T2"> </text:span><text:span text:style-name="T2">на</text:span><text:span text:style-name="T2"> </text:span><text:span text:style-name="T2">каток</text:span><text:span text:style-name="T2">, </text:span><text:span text:style-name="T2">а</text:span><text:span text:style-name="T2">?- </text:span><text:span text:style-name="T2">предложил</text:span><text:span text:style-name="T2"> </text:span><text:span text:style-name="T2">Антон</text:span><text:span text:style-name="T2"><text:line-break/>-</text:span><text:span text:style-name="T2">Давай</text:span><text:span text:style-name="T2">! - </text:span><text:span text:style-name="T2">кивнула</text:span><text:span text:style-name="T2"> </text:span><text:span text:style-name="T2">девушка</text:span><text:span text:style-name="T2">, </text:span><text:span text:style-name="T2">обожавшая</text:span><text:span text:style-name="T2"> </text:span><text:span text:style-name="T2">коньки</text:span><text:span text:style-name="T2">.   <text:line-break/></text:span><text:span text:style-name="T2">Весь</text:span><text:span text:style-name="T2"> </text:span><text:span text:style-name="T2">каток</text:span><text:span text:style-name="T2"> </text:span><text:span text:style-name="T2">сверкал</text:span><text:span text:style-name="T2"> </text:span><text:span text:style-name="T2">начищенным</text:span><text:span text:style-name="T2"> </text:span><text:span text:style-name="T2">льдом</text:span><text:span text:style-name="T2"> </text:span><text:span text:style-name="T2">и</text:span><text:span text:style-name="T2"> </text:span><text:span text:style-name="T2">цветными</text:span><text:span text:style-name="T2"> </text:span><text:span text:style-name="T2">огнями</text:span><text:span text:style-name="T2">, </text:span><text:span text:style-name="T2">а</text:span><text:span text:style-name="T2"> </text:span><text:span text:style-name="T2">посередине</text:span><text:span text:style-name="T2"> </text:span><text:span text:style-name="T2">на</text:span><text:span text:style-name="T2"> </text:span><text:span text:style-name="T2">небольшом</text:span><text:span text:style-name="T2"> </text:span><text:span text:style-name="T2">возвышении</text:span><text:span text:style-name="T2"> </text:span><text:span text:style-name="T2">стояла</text:span><text:span text:style-name="T2"> </text:span><text:span text:style-name="T2">елка</text:span><text:span text:style-name="T2"> </text:span><text:span text:style-name="T2">заваленная</text:span><text:span text:style-name="T2"> </text:span><text:span text:style-name="T2">подарками</text:span><text:span text:style-name="T2">, </text:span><text:span text:style-name="T2">которые</text:span><text:span text:style-name="T2"> </text:span><text:span text:style-name="T2">можно</text:span><text:span text:style-name="T2"> </text:span><text:span text:style-name="T2">было</text:span><text:span text:style-name="T2"> </text:span><text:span text:style-name="T2">унести</text:span><text:span text:style-name="T2"> </text:span><text:span text:style-name="T2">с</text:span><text:span text:style-name="T2"> </text:span><text:span text:style-name="T2">собой</text:span><text:span text:style-name="T2">. </text:span><text:span text:style-name="T2">В</text:span><text:span text:style-name="T2"> </text:span><text:span text:style-name="T2">середине</text:span><text:span text:style-name="T2"> </text:span><text:span text:style-name="T2">особенно</text:span><text:span text:style-name="T2"> </text:span><text:span text:style-name="T2">красивого</text:span><text:span text:style-name="T2"> </text:span><text:span text:style-name="T2">и</text:span><text:span text:style-name="T2"> </text:span><text:span text:style-name="T2">романтичного</text:span><text:span text:style-name="T2"> </text:span><text:span text:style-name="T2">вальса</text:span><text:span text:style-name="T2"> </text:span><text:span text:style-name="T2">кто</text:span><text:span text:style-name="T2">-</text:span><text:span text:style-name="T2">то</text:span><text:span text:style-name="T2"> </text:span><text:span text:style-name="T2">вскрикнул</text:span><text:span text:style-name="T2">. </text:span><text:span text:style-name="T2">С</text:span><text:span text:style-name="T2"> </text:span><text:span text:style-name="T2">неба</text:span><text:span text:style-name="T2"> </text:span><text:span text:style-name="T2">падала</text:span><text:span text:style-name="T2"> </text:span><text:span text:style-name="T2">звездочка</text:span><text:span text:style-name="T2">. </text:span><text:span text:style-name="T2">Антон</text:span><text:span text:style-name="T2"> </text:span><text:span text:style-name="T2">сжал</text:span><text:span text:style-name="T2"> </text:span><text:span text:style-name="T2">руку</text:span><text:span text:style-name="T2"> </text:span><text:span text:style-name="T2">Ани</text:span><text:span text:style-name="T2">, </text:span><text:span text:style-name="T2">как</text:span><text:span text:style-name="T2"> </text:span><text:span text:style-name="T2">бы</text:span><text:span text:style-name="T2"> </text:span><text:span text:style-name="T2">подавая</text:span><text:span text:style-name="T2"> </text:span><text:span text:style-name="T2">импульс</text:span><text:span text:style-name="T2"> </text:span><text:span text:style-name="T2">и</text:span><text:span text:style-name="T2"> </text:span><text:span text:style-name="T2">в</text:span><text:span text:style-name="T2"> </text:span><text:span text:style-name="T2">ее</text:span><text:span text:style-name="T2"> </text:span><text:span text:style-name="T2">голове</text:span><text:span text:style-name="T2"> </text:span><text:span text:style-name="T2">сверкнула</text:span><text:span text:style-name="T2"> </text:span><text:span text:style-name="T2">мысль</text:span><text:span text:style-name="T2">: «</text:span><text:span text:style-name="T2">Хочу</text:span><text:span text:style-name="T2"> </text:span><text:span text:style-name="T2">найти</text:span><text:span text:style-name="T2"> </text:span><text:span text:style-name="T2">свой</text:span><text:span text:style-name="T2"> </text:span><text:span text:style-name="T2">кусочек</text:span><text:span text:style-name="T2"> </text:span><text:span text:style-name="T2">счастья</text:span><text:span text:style-name="T2"> </text:span><text:span text:style-name="T2">и</text:span><text:span text:style-name="T2"> </text:span><text:span text:style-name="T2">больше</text:span><text:span text:style-name="T2"> </text:span><text:span text:style-name="T2">никогда</text:span><text:span text:style-name="T2"> </text:span><text:span text:style-name="T2">не</text:span><text:span text:style-name="T2"> </text:span><text:span text:style-name="T2">потерять</text:span><text:span text:style-name="T2"> </text:span><text:span text:style-name="T2">его</text:span><text:span text:style-name="T2">.» </text:span><text:span text:style-name="T2">Секунду</text:span><text:span text:style-name="T2"> </text:span><text:span text:style-name="T2">спустя</text:span><text:span text:style-name="T2"> </text:span><text:span text:style-name="T2">звезда</text:span><text:span text:style-name="T2"> </text:span><text:span text:style-name="T2">исчезла</text:span><text:span text:style-name="T2">. <text:line-break/>  </text:span><text:span text:style-name="T2">Пробили</text:span><text:span text:style-name="T2"> </text:span><text:span text:style-name="T2">куранты</text:span><text:span text:style-name="T2">. </text:span><text:span text:style-name="T2">Каток</text:span><text:span text:style-name="T2"> </text:span><text:span text:style-name="T2">преобразился</text:span><text:span text:style-name="T2">. </text:span><text:span text:style-name="T2">Огни</text:span><text:span text:style-name="T2"> </text:span><text:span text:style-name="T2">двигались</text:span><text:span text:style-name="T2">, </text:span><text:span text:style-name="T2">принимая</text:span><text:span text:style-name="T2"> </text:span><text:span text:style-name="T2">очертания</text:span><text:span text:style-name="T2"> </text:span><text:span text:style-name="T2">Деда</text:span><text:span text:style-name="T2"> </text:span><text:span text:style-name="T2">Мороза</text:span><text:span text:style-name="T2">, </text:span><text:span text:style-name="T2">Снегурочки</text:span><text:span text:style-name="T2">, </text:span><text:span text:style-name="T2">елки</text:span><text:span text:style-name="T2">, </text:span><text:span text:style-name="T2">снеговика</text:span><text:span text:style-name="T2">... </text:span><text:span text:style-name="T2">Кто</text:span><text:span text:style-name="T2">-</text:span><text:span text:style-name="T2">то</text:span><text:span text:style-name="T2"> </text:span><text:span text:style-name="T2">сунул</text:span><text:span text:style-name="T2"> </text:span><text:span text:style-name="T2">ребятам</text:span><text:span text:style-name="T2"> </text:span><text:span text:style-name="T2">в</text:span><text:span text:style-name="T2"> </text:span><text:span text:style-name="T2">руки</text:span><text:span text:style-name="T2"> </text:span><text:span text:style-name="T2">по</text:span><text:span text:style-name="T2"> </text:span><text:span text:style-name="T2">бокалу</text:span><text:span text:style-name="T2"> </text:span><text:soft-page-break/><text:span text:style-name="T2">шампанского</text:span><text:span text:style-name="T2"> </text:span><text:span text:style-name="T2">и</text:span><text:span text:style-name="T2"> </text:span><text:span text:style-name="T2">они</text:span><text:span text:style-name="T2">, </text:span><text:span text:style-name="T2">поздравив</text:span><text:span text:style-name="T2"> </text:span><text:span text:style-name="T2">друг</text:span><text:span text:style-name="T2"> </text:span><text:span text:style-name="T2">друга</text:span><text:span text:style-name="T2">, </text:span><text:span text:style-name="T2">ушли</text:span><text:span text:style-name="T2"> </text:span><text:span text:style-name="T2">в</text:span><text:span text:style-name="T2"> </text:span><text:span text:style-name="T2">кино</text:span><text:span text:style-name="T2">.   </text:span><text:span text:style-name="T2">За</text:span><text:span text:style-name="T2"> </text:span><text:span text:style-name="T2">несколько</text:span><text:span text:style-name="T2"> </text:span><text:span text:style-name="T2">часов</text:span><text:span text:style-name="T2"> </text:span><text:span text:style-name="T2">пара</text:span><text:span text:style-name="T2"> </text:span><text:span text:style-name="T2">обошла</text:span><text:span text:style-name="T2">   </text:span><text:span text:style-name="T2">весь</text:span><text:span text:style-name="T2"> </text:span><text:span text:style-name="T2">город</text:span><text:span text:style-name="T2">. </text:span><text:span text:style-name="T2">Были</text:span><text:span text:style-name="T2"> </text:span><text:span text:style-name="T2">в</text:span><text:span text:style-name="T2"> </text:span><text:span text:style-name="T2">кино</text:span><text:span text:style-name="T2">, </text:span><text:span text:style-name="T2">на</text:span><text:span text:style-name="T2"> </text:span><text:span text:style-name="T2">аттракционах</text:span><text:span text:style-name="T2">, </text:span><text:span text:style-name="T2">в</text:span><text:span text:style-name="T2"> </text:span><text:span text:style-name="T2">кафе</text:span><text:span text:style-name="T2">... </text:span><text:span text:style-name="T2">Кидались</text:span><text:span text:style-name="T2"> </text:span><text:span text:style-name="T2">друг</text:span><text:span text:style-name="T2"> </text:span><text:span text:style-name="T2">в</text:span><text:span text:style-name="T2"> </text:span><text:span text:style-name="T2">друга</text:span><text:span text:style-name="T2"> </text:span><text:span text:style-name="T2">снежками</text:span><text:span text:style-name="T2"> </text:span><text:span text:style-name="T2">в</text:span><text:span text:style-name="T2"> </text:span><text:span text:style-name="T2">парке</text:span><text:span text:style-name="T2">, </text:span><text:span text:style-name="T2">пели</text:span><text:span text:style-name="T2"> </text:span><text:span text:style-name="T2">песни</text:span><text:span text:style-name="T2"> </text:span><text:span text:style-name="T2">вместе</text:span><text:span text:style-name="T2"> </text:span><text:span text:style-name="T2">с</text:span><text:span text:style-name="T2"> </text:span><text:span text:style-name="T2">прохожими</text:span><text:span text:style-name="T2"> </text:span><text:span text:style-name="T2">и</text:span><text:span text:style-name="T2"> </text:span><text:span text:style-name="T2">совсем</text:span><text:span text:style-name="T2"> </text:span><text:span text:style-name="T2">уставшие</text:span><text:span text:style-name="T2">, </text:span><text:span text:style-name="T2">еле</text:span><text:span text:style-name="T2">-</text:span><text:span text:style-name="T2">еле</text:span><text:span text:style-name="T2"> </text:span><text:span text:style-name="T2">расстались</text:span><text:span text:style-name="T2"> </text:span><text:span text:style-name="T2">часов</text:span><text:span text:style-name="T2"> </text:span><text:span text:style-name="T2">в</text:span><text:span text:style-name="T2"> 8 </text:span><text:span text:style-name="T2">утра</text:span><text:span text:style-name="T2">.   </text:span><text:span text:style-name="T2">Аня</text:span><text:span text:style-name="T2">, </text:span><text:span text:style-name="T2">придя</text:span><text:span text:style-name="T2"> </text:span><text:span text:style-name="T2">домой</text:span><text:span text:style-name="T2">, </text:span><text:span text:style-name="T2">положила</text:span><text:span text:style-name="T2"> </text:span><text:span text:style-name="T2">подарок</text:span><text:span text:style-name="T2"> </text:span><text:span text:style-name="T2">Антона</text:span><text:span text:style-name="T2"> </text:span><text:span text:style-name="T2">на</text:span><text:span text:style-name="T2"> </text:span><text:span text:style-name="T2">тумбочку</text:span><text:span text:style-name="T2"> </text:span><text:span text:style-name="T2">и</text:span><text:span text:style-name="T2"> </text:span><text:span text:style-name="T2">сразу</text:span><text:span text:style-name="T2"> </text:span><text:span text:style-name="T2">же</text:span><text:span text:style-name="T2"> </text:span><text:span text:style-name="T2">заснула</text:span><text:span text:style-name="T2">. </text:span><text:span text:style-name="T2">Он</text:span><text:span text:style-name="T2"> </text:span><text:span text:style-name="T2">подарил</text:span><text:span text:style-name="T2"> </text:span><text:span text:style-name="T2">ей</text:span><text:span text:style-name="T2"> </text:span><text:span text:style-name="T2">кулон</text:span><text:span text:style-name="T2">-</text:span><text:span text:style-name="T2">половинку</text:span><text:span text:style-name="T2"> </text:span><text:span text:style-name="T2">сердца</text:span><text:span text:style-name="T2">,</text:span><text:span text:style-name="T2">а</text:span><text:span text:style-name="T2"> </text:span><text:span text:style-name="T2">другую</text:span><text:span text:style-name="T2"> </text:span><text:span text:style-name="T2">оставил</text:span><text:span text:style-name="T2"> </text:span><text:span text:style-name="T2">себе</text:span><text:span text:style-name="T2">.</text:span><text:span text:style-name="T2">Они</text:span><text:span text:style-name="T2"> </text:span><text:span text:style-name="T2">договорились</text:span><text:span text:style-name="T2">,</text:span><text:span text:style-name="T2">что</text:span><text:span text:style-name="T2"> </text:span><text:span text:style-name="T2">это</text:span><text:span text:style-name="T2"> </text:span><text:span text:style-name="T2">их</text:span><text:span text:style-name="T2"> </text:span><text:span text:style-name="T2">опознавательный</text:span><text:span text:style-name="T2"> </text:span><text:span text:style-name="T2">знак</text:span><text:span text:style-name="T2">.<text:line-break/>  </text:span><text:span text:style-name="T2">Когда</text:span><text:span text:style-name="T2"> </text:span><text:span text:style-name="T2">она</text:span><text:span text:style-name="T2"> </text:span><text:span text:style-name="T2">проснулась</text:span><text:span text:style-name="T2">, </text:span><text:span text:style-name="T2">было</text:span><text:span text:style-name="T2"> </text:span><text:span text:style-name="T2">уже</text:span><text:span text:style-name="T2"> </text:span><text:span text:style-name="T2">далеко</text:span><text:span text:style-name="T2"> </text:span><text:span text:style-name="T2">за</text:span><text:span text:style-name="T2"> </text:span><text:span text:style-name="T2">полночь</text:span><text:span text:style-name="T2">. </text:span><text:span text:style-name="T2">Посмотрев</text:span><text:span text:style-name="T2"> </text:span><text:span text:style-name="T2">время</text:span><text:span text:style-name="T2">, </text:span><text:span text:style-name="T2">увидела</text:span><text:span text:style-name="T2">, </text:span><text:span text:style-name="T2">что</text:span><text:span text:style-name="T2"> </text:span><text:span text:style-name="T2">ей</text:span><text:span text:style-name="T2"> </text:span><text:span text:style-name="T2">пришла</text:span><text:span text:style-name="T2"> </text:span><text:span text:style-name="T2">эсэмэска</text:span><text:span text:style-name="T2">. «</text:span><text:span text:style-name="T2">Я</text:span><text:span text:style-name="T2"> </text:span><text:span text:style-name="T2">люблю</text:span><text:span text:style-name="T2"> </text:span><text:span text:style-name="T2">тебя</text:span><text:span text:style-name="T2">»- </text:span><text:span text:style-name="T2">писал</text:span><text:span text:style-name="T2"> </text:span><text:span text:style-name="T2">Антон</text:span><text:span text:style-name="T2">. «</text:span><text:span text:style-name="T2">Я</text:span><text:span text:style-name="T2">  </text:span><text:span text:style-name="T2">тебя</text:span><text:span text:style-name="T2"> </text:span><text:span text:style-name="T2">тоже</text:span><text:span text:style-name="T2">»- </text:span><text:span text:style-name="T2">машинально</text:span><text:span text:style-name="T2"> </text:span><text:span text:style-name="T2">отправила</text:span><text:span text:style-name="T2"> </text:span><text:span text:style-name="T2">она</text:span><text:span text:style-name="T2">, </text:span><text:span text:style-name="T2">но</text:span><text:span text:style-name="T2"> </text:span><text:span text:style-name="T2">когда</text:span><text:span text:style-name="T2"> </text:span><text:span text:style-name="T2">опомнилась</text:span><text:span text:style-name="T2">, </text:span><text:span text:style-name="T2">было</text:span><text:span text:style-name="T2"> </text:span><text:span text:style-name="T2">уже</text:span><text:span text:style-name="T2"> </text:span><text:span text:style-name="T2">поздно</text:span><text:span text:style-name="T2">. «</text:span><text:span text:style-name="T2">Ты</text:span><text:span text:style-name="T2"> </text:span><text:span text:style-name="T2">выйдешь</text:span><text:span text:style-name="T2"> </text:span><text:span text:style-name="T2">сегодня</text:span><text:span text:style-name="T2">?»- </text:span><text:span text:style-name="T2">пришел</text:span><text:span text:style-name="T2"> </text:span><text:span text:style-name="T2">вопрос</text:span><text:span text:style-name="T2">. «</text:span><text:span text:style-name="T2">Выхожу</text:span><text:span text:style-name="T2">»- </text:span><text:span text:style-name="T2">полетел</text:span><text:span text:style-name="T2"> </text:span><text:span text:style-name="T2">ответ</text:span><text:span text:style-name="T2">.   </text:span><text:span text:style-name="T2">Аня</text:span><text:span text:style-name="T2"> </text:span><text:span text:style-name="T2">заглянула</text:span><text:span text:style-name="T2"> </text:span><text:span text:style-name="T2">под</text:span><text:span text:style-name="T2"> </text:span><text:span text:style-name="T2">елку</text:span><text:span text:style-name="T2">. </text:span><text:span text:style-name="T2">Там</text:span><text:span text:style-name="T2"> </text:span><text:span text:style-name="T2">сидел</text:span><text:span text:style-name="T2"> </text:span><text:span text:style-name="T2">большой</text:span><text:span text:style-name="T2"> </text:span><text:span text:style-name="T2">и</text:span><text:span text:style-name="T2"> </text:span><text:span text:style-name="T2">розовый</text:span><text:span text:style-name="T2"> </text:span><text:span text:style-name="T2">плюшевый</text:span><text:span text:style-name="T2"> </text:span><text:span text:style-name="T2">медведь</text:span><text:span text:style-name="T2">, </text:span><text:span text:style-name="T2">который</text:span><text:span text:style-name="T2"> </text:span><text:span text:style-name="T2">умел</text:span><text:span text:style-name="T2"> </text:span><text:span text:style-name="T2">петь</text:span><text:span text:style-name="T2">.</text:span><text:span text:style-name="T2">Голову</text:span><text:span text:style-name="T2"> </text:span><text:span text:style-name="T2">девушки</text:span><text:span text:style-name="T2"> </text:span><text:span text:style-name="T2">пронзила</text:span><text:span text:style-name="T2"> </text:span><text:span text:style-name="T2">счастливая</text:span><text:span text:style-name="T2"> </text:span><text:span text:style-name="T2">мысль</text:span><text:span text:style-name="T2">,</text:span><text:span text:style-name="T2">заставив</text:span><text:span text:style-name="T2"> </text:span><text:span text:style-name="T2">ее</text:span><text:span text:style-name="T2"> </text:span><text:span text:style-name="T2">улыбнуться</text:span><text:span text:style-name="T2">.    <text:line-break/>  </text:span><text:span text:style-name="T2">Слетев</text:span><text:span text:style-name="T2"> </text:span><text:span text:style-name="T2">вниз</text:span><text:span text:style-name="T2"> </text:span><text:span text:style-name="T2">через</text:span><text:span text:style-name="T2"> </text:span><text:span text:style-name="T2">полчаса</text:span><text:span text:style-name="T2">, </text:span><text:span text:style-name="T2">она</text:span><text:span text:style-name="T2"> </text:span><text:span text:style-name="T2">увидела</text:span><text:span text:style-name="T2"> </text:span><text:span text:style-name="T2">мечтающего</text:span><text:span text:style-name="T2"> </text:span><text:span text:style-name="T2">Антона</text:span><text:span text:style-name="T2">, </text:span><text:span text:style-name="T2">который</text:span><text:span text:style-name="T2"> </text:span><text:span text:style-name="T2">ждал</text:span><text:span text:style-name="T2"> </text:span><text:span text:style-name="T2">ее</text:span><text:span text:style-name="T2">, </text:span><text:span text:style-name="T2">рассеянно</text:span><text:span text:style-name="T2"> </text:span><text:span text:style-name="T2">глядя</text:span><text:span text:style-name="T2"> </text:span><text:span text:style-name="T2">вдаль</text:span><text:span text:style-name="T2">. <text:line-break/>- </text:span><text:span text:style-name="T2">Привет</text:span><text:span text:style-name="T2">!- </text:span><text:span text:style-name="T2">весело</text:span><text:span text:style-name="T2"> </text:span><text:span text:style-name="T2">бросила</text:span><text:span text:style-name="T2"> </text:span><text:span text:style-name="T2">ему</text:span><text:span text:style-name="T2"> </text:span><text:span text:style-name="T2">девушка</text:span><text:span text:style-name="T2">.<text:line-break/>-</text:span><text:span text:style-name="T2">Привет</text:span><text:span text:style-name="T2">! - </text:span><text:span text:style-name="T2">ответил</text:span><text:span text:style-name="T2"> </text:span><text:span text:style-name="T2">он</text:span><text:span text:style-name="T2">, </text:span><text:span text:style-name="T2">улыбаясь</text:span><text:span text:style-name="T2">. <text:line-break/>- </text:span><text:span text:style-name="T2">А</text:span><text:span text:style-name="T2"> </text:span><text:span text:style-name="T2">ты</text:span><text:span text:style-name="T2"> </text:span><text:span text:style-name="T2">знаешь</text:span><text:span text:style-name="T2">, </text:span><text:span text:style-name="T2">о</text:span><text:span text:style-name="T2"> </text:span><text:span text:style-name="T2">чем</text:span><text:span text:style-name="T2"> </text:span><text:span text:style-name="T2">я</text:span><text:span text:style-name="T2"> </text:span><text:span text:style-name="T2">подумала</text:span><text:span text:style-name="T2"> </text:span><text:span text:style-name="T2">на</text:span><text:span text:style-name="T2"> </text:span><text:span text:style-name="T2">катке</text:span><text:span text:style-name="T2">?- </text:span><text:span text:style-name="T2">лукаво</text:span><text:span text:style-name="T2"> </text:span><text:span text:style-name="T2">спросила</text:span><text:span text:style-name="T2"> </text:span><text:span text:style-name="T2">Аня</text:span><text:span text:style-name="T2">.<text:line-break/>- </text:span><text:span text:style-name="T2">О</text:span><text:span text:style-name="T2"> </text:span><text:span text:style-name="T2">чем</text:span><text:span text:style-name="T2"> </text:span><text:span text:style-name="T2">Анют</text:span><text:span text:style-name="T2">? - </text:span><text:span text:style-name="T2">загорелся</text:span><text:span text:style-name="T2"> </text:span><text:span text:style-name="T2">мальчик</text:span><text:span text:style-name="T2">. <text:line-break/>- </text:span><text:span text:style-name="T2">Я</text:span><text:span text:style-name="T2"> </text:span><text:span text:style-name="T2">хотела</text:span><text:span text:style-name="T2"> </text:span><text:span text:style-name="T2">найти</text:span><text:span text:style-name="T2"> </text:span><text:span text:style-name="T2">свое</text:span><text:span text:style-name="T2"> </text:span><text:span text:style-name="T2">счастье</text:span><text:span text:style-name="T2"> </text:span><text:span text:style-name="T2">и</text:span><text:span text:style-name="T2"> </text:span><text:span text:style-name="T2">больше</text:span><text:span text:style-name="T2"> </text:span><text:span text:style-name="T2">никогда</text:span><text:span text:style-name="T2"> </text:span><text:span text:style-name="T2">его</text:span><text:span text:style-name="T2"> </text:span><text:span text:style-name="T2">не</text:span><text:span text:style-name="T2"> </text:span><text:span text:style-name="T2">терять</text:span><text:span text:style-name="T2">. <text:line-break/>-</text:span><text:span text:style-name="T2">Слушай</text:span><text:span text:style-name="T2">, </text:span><text:span text:style-name="T2">я</text:span><text:span text:style-name="T2"> </text:span><text:span text:style-name="T2">подумал</text:span><text:span text:style-name="T2"> </text:span><text:span text:style-name="T2">о</text:span><text:span text:style-name="T2"> </text:span><text:span text:style-name="T2">том</text:span><text:span text:style-name="T2"> </text:span><text:span text:style-name="T2">же</text:span><text:span text:style-name="T2">. </text:span><text:span text:style-name="T2">У</text:span><text:span text:style-name="T2"> </text:span><text:span text:style-name="T2">нас</text:span><text:span text:style-name="T2"> </text:span><text:span text:style-name="T2">даже</text:span><text:span text:style-name="T2"> </text:span><text:span text:style-name="T2">мысли</text:span><text:span text:style-name="T2"> </text:span><text:span text:style-name="T2">одинаковые</text:span><text:span text:style-name="T2">   <text:line-break/>-</text:span><text:span text:style-name="T2">Знаешь</text:span><text:span text:style-name="T2">, </text:span><text:span text:style-name="T2">мое</text:span><text:span text:style-name="T2"> </text:span><text:span text:style-name="T2">счастье</text:span><text:span text:style-name="T2"> </text:span><text:span text:style-name="T2">увидело</text:span><text:span text:style-name="T2"> </text:span><text:span text:style-name="T2">меня</text:span><text:span text:style-name="T2"> </text:span><text:span text:style-name="T2">вчера</text:span><text:span text:style-name="T2"> </text:span><text:span text:style-name="T2">в</text:span><text:span text:style-name="T2"> 11 </text:span><text:span text:style-name="T2">часов</text:span><text:span text:style-name="T2"> </text:span><text:span text:style-name="T2">ночи</text:span><text:span text:style-name="T2"> </text:span><text:span text:style-name="T2">и</text:span><text:span text:style-name="T2"> </text:span><text:span text:style-name="T2">еле</text:span><text:span text:style-name="T2">-</text:span><text:span text:style-name="T2">еле</text:span><text:span text:style-name="T2"> </text:span><text:span text:style-name="T2">отпустило</text:span><text:span text:style-name="T2"> </text:span><text:span text:style-name="T2">домой</text:span><text:span text:style-name="T2"> </text:span><text:span text:style-name="T2">спать</text:span><text:span text:style-name="T2">. -</text:span><text:span text:style-name="T2">А</text:span><text:span text:style-name="T2"> </text:span><text:span text:style-name="T2">я</text:span><text:span text:style-name="T2"> </text:span><text:span text:style-name="T2">увидел</text:span><text:span text:style-name="T2"> </text:span><text:span text:style-name="T2">свое</text:span><text:span text:style-name="T2"> </text:span><text:span text:style-name="T2">вчера</text:span><text:span text:style-name="T2"> </text:span><text:span text:style-name="T2">на</text:span><text:span text:style-name="T2"> </text:span><text:span text:style-name="T2">пути</text:span><text:span text:style-name="T2"> </text:span><text:span text:style-name="T2">к</text:span><text:span text:style-name="T2"> </text:span><text:span text:style-name="T2">реке</text:span><text:span text:style-name="T2">. </text:span><text:span text:style-name="T2">Оно</text:span><text:span text:style-name="T2"> </text:span><text:span text:style-name="T2">хотело</text:span><text:span text:style-name="T2"> </text:span><text:span text:style-name="T2">утопиться</text:span><text:span text:style-name="T2"> </text:span><text:span text:style-name="T2">и</text:span><text:span text:style-name="T2"> </text:span><text:span text:style-name="T2">я</text:span><text:span text:style-name="T2"> </text:span><text:span text:style-name="T2">испугался</text:span><text:span text:style-name="T2"> </text:span><text:span text:style-name="T2">что</text:span><text:span text:style-name="T2"> </text:span><text:span text:style-name="T2">потеряю</text:span><text:span text:style-name="T2"> </text:span><text:span text:style-name="T2">его</text:span><text:span text:style-name="T2"> - </text:span><text:span text:style-name="T2">серьезно</text:span><text:span text:style-name="T2"> </text:span><text:span text:style-name="T2">и</text:span><text:span text:style-name="T2"> </text:span><text:span text:style-name="T2">искренне</text:span><text:span text:style-name="T2"> </text:span><text:span text:style-name="T2">ответил</text:span><text:span text:style-name="T2"> </text:span><text:span text:style-name="T2">Антон</text:span><text:span text:style-name="T2">.  </text:span><text:span text:style-name="T2">С</text:span><text:span text:style-name="T2"> </text:span><text:span text:style-name="T2">минуту</text:span><text:span text:style-name="T2"> </text:span><text:span text:style-name="T2">они</text:span><text:span text:style-name="T2"> </text:span><text:span text:style-name="T2">молчали</text:span><text:span text:style-name="T2">, </text:span><text:span text:style-name="T2">а</text:span><text:span text:style-name="T2"> </text:span><text:span text:style-name="T2">потом</text:span><text:span text:style-name="T2"> </text:span><text:span text:style-name="T2">громко</text:span><text:span text:style-name="T2"> </text:span><text:span text:style-name="T2">расхохотались</text:span><text:span text:style-name="T2">.<text:line-break/>   </text:span><text:span text:style-name="T2">Под</text:span><text:span text:style-name="T2"> </text:span><text:span text:style-name="T2">утро</text:span><text:span text:style-name="T2"> </text:span><text:span text:style-name="T2">нового</text:span><text:span text:style-name="T2"> </text:span><text:span text:style-name="T2">года</text:span><text:span text:style-name="T2"> </text:span><text:span text:style-name="T2">на</text:span><text:span text:style-name="T2"> </text:span><text:span text:style-name="T2">улице</text:span><text:span text:style-name="T2">, </text:span><text:span text:style-name="T2">обнявшись</text:span><text:span text:style-name="T2">, </text:span><text:span text:style-name="T2">стояли</text:span><text:span text:style-name="T2"> </text:span><text:span text:style-name="T2">два</text:span><text:span text:style-name="T2"> </text:span><text:span text:style-name="T2">подростка</text:span><text:span text:style-name="T2"> </text:span><text:span text:style-name="T2">и</text:span><text:span text:style-name="T2"> </text:span><text:span text:style-name="T2">весело</text:span><text:span text:style-name="T2"> </text:span><text:span text:style-name="T2">хохотали</text:span><text:span text:style-name="T2">, </text:span><text:span text:style-name="T2">нисколько</text:span><text:span text:style-name="T2"> </text:span><text:span text:style-name="T2">не</text:span><text:span text:style-name="T2"> </text:span><text:span text:style-name="T2">смущаясь</text:span><text:span text:style-name="T2"> </text:span><text:span text:style-name="T2">косых</text:span><text:span text:style-name="T2"> </text:span><text:span text:style-name="T2">взглядов</text:span><text:span text:style-name="T2"> </text:span><text:span text:style-name="T2">рассердившихся</text:span><text:span text:style-name="T2"> </text:span><text:span text:style-name="T2">и</text:span><text:span text:style-name="T2"> </text:span><text:span text:style-name="T2">умилившихся</text:span><text:span text:style-name="T2"> </text:span><text:span text:style-name="T2">прохожих</text:span><text:span text:style-name="T2">.</text:span><text:span text:style-name="T4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 Cyr" svg:font-family="'Times New Roman Cyr', 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ru" fo:country="RU" style:letter-kerning="tru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_3f__3f__3f__3f__3f__3f__3f__3f__3f_" style:display-name="?????????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size-asian="14pt"/>
    </style:style>
    <style:style style:name="_3f__3f__3f__3f__3f__3f__3f__3f_" style:display-name="????????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/>
    </style:style>
    <style:style style:name="WW-_3f__3f__3f__3f__3f__3f__3f__3f__3f_" style:display-name="WW-?????????" style:family="paragraph" style:parent-style-name="Standard">
      <style:paragraph-properties text:number-lines="false" text:line-number="0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Елизавета Чижикова</meta:initial-creator>
    <meta:creation-date>2011-10-04T19:09:50</meta:creation-date>
    <meta:editing-duration>P15824DT17H31M44S</meta:editing-duration>
    <meta:document-statistic meta:table-count="0" meta:image-count="0" meta:object-count="0" meta:page-count="2" meta:paragraph-count="1" meta:word-count="739" meta:character-count="4593"/>
    <dc:date>2011-11-10T16:03:42.90</dc:date>
    <dc:creator>Елизавета Чижикова</dc:creator>
    <meta:generator>OpenOffice.org/3.3$Win32 OpenOffice.org_project/330m20$Build-9567</meta:generator>
  </office:meta>
</office:document-meta>
</file>